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1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helpag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 number:display-factor="1000"/>
    </number:number-style>
    <number:number-style style:name="N113P1" style:volatile="true">
      <number:text>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number:min-integer-digits="1" number:grouping="true" number:display-factor="1000"/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 number:display-factor="1000"/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number:min-integer-digits="1" number:grouping="true" number:display-factor="1000"/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 number:display-factor="1000"/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 number:grouping="true"/>
      <number:text> EUR </number:text>
    </number:number-style>
    <number:number-style style:name="N121P1" style:volatile="true">
      <number:text> (</number:text>
      <number:number number:decimal-places="2" number:min-integer-digits="1" number:grouping="true"/>
      <number:text>) EUR</number:text>
    </number:number-style>
    <number:number-style style:name="N121P2" style:volatile="true">
      <number:text> -</number:text>
      <number:number number:decimal-places="0" number:min-integer-digits="0"/>
      <number:text> EU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EUR </number:text>
    </number:number-style>
    <number:number-style style:name="N134P1" style:volatile="true">
      <number:text> (</number:text>
      <number:number number:decimal-places="2" number:min-integer-digits="1" number:grouping="true"/>
      <number:text>) EUR</number:text>
    </number:number-style>
    <number:number-style style:name="N134P2" style:volatile="true">
      <number:text> -</number:text>
      <number:number number:decimal-places="0" number:min-integer-digits="0"/>
      <number:text> EUR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0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2-09-05T10:01:33</meta:creation-date>
    <dc:date>2012-09-05T10:29:28</dc:date>
    <dc:creator>Nicolas Thing-leoh</dc:creator>
    <meta:editing-duration>PT27M55S</meta:editing-duration>
    <meta:editing-cycles>2</meta:editing-cycles>
    <meta:generator>LibreOffice/3.4$Linux LibreOffice_project/340m1$Build-402</meta:generator>
    <meta:document-statistic meta:table-count="3" meta:cell-count="40" meta:object-count="0"/>
  </office:meta>
</office:document-meta>
</file>